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_vs_Dict_csv_2500" table:style-name="ta1">
        <table:shapes>
          <draw:frame draw:z-index="0" draw:style-name="gr1" draw:text-style-name="P1" svg:width="587.4pt" svg:height="427.1pt" svg:x="375.87pt" svg:y="2.07pt">
            <loext:p draw:notify-on-update-of-ranges="list_vs_Dict_csv_2500.A1:list_vs_Dict_csv_2500.A2500 list_vs_Dict_csv_2500.B1:list_vs_Dict_csv_2500.B2500 list_vs_Dict_csv_2500.C1:list_vs_Dict_csv_2500.C2500 list_vs_Dict_csv_2500.D1:list_vs_Dict_csv_2500.D2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290870666503906" calcext:value-type="float">
            <text:p>2.90870666503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262260437011719" calcext:value-type="float">
            <text:p>0.00002622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000288486480712891" calcext:value-type="float">
            <text:p>2.88486480712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000283718109130859" calcext:value-type="float">
            <text:p>2.837181091308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000119209289550781" calcext:value-type="float">
            <text:p>1.19209289550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000121593475341797" calcext:value-type="float">
            <text:p>1.215934753417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000302791595458984" calcext:value-type="float">
            <text:p>3.02791595458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000123977661132813" calcext:value-type="float">
            <text:p>1.2397766113281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000126361846923828" calcext:value-type="float">
            <text:p>1.263618469238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000128746032714844" calcext:value-type="float">
            <text:p>1.2874603271484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0000264644622802734" calcext:value-type="float">
            <text:p>2.64644622802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0131130218505859" calcext:value-type="float">
            <text:p>0.00001311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0000133514404296875" calcext:value-type="float">
            <text:p>1.335144042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135898590087891" calcext:value-type="float">
            <text:p>1.3589859008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000302791595458984" calcext:value-type="float">
            <text:p>3.02791595458984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0000138282775878906" calcext:value-type="float">
            <text:p>1.382827758789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000143051147460938" calcext:value-type="float">
            <text:p>1.430511474609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000145435333251953" calcext:value-type="float">
            <text:p>1.454353332519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000147819519042969" calcext:value-type="float">
            <text:p>0.00001478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000150203704833984" calcext:value-type="float">
            <text:p>1.502037048339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000152587890625" calcext:value-type="float">
            <text:p>1.52587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000154972076416016" calcext:value-type="float">
            <text:p>1.549720764160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000321865081787109" calcext:value-type="float">
            <text:p>3.21865081787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000157356262207031" calcext:value-type="float">
            <text:p>1.57356262207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0000162124633789062" calcext:value-type="float">
            <text:p>1.621246337890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0000164508819580078" calcext:value-type="float">
            <text:p>1.645088195800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000166893005371094" calcext:value-type="float">
            <text:p>1.66893005371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000169277191162109" calcext:value-type="float">
            <text:p>1.692771911621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000174045562744141" calcext:value-type="float">
            <text:p>1.74045562744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000336170196533203" calcext:value-type="float">
            <text:p>0.00003361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0000276565551757812" calcext:value-type="float">
            <text:p>2.765655517578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0000271797180175781" calcext:value-type="float">
            <text:p>2.717971801757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0000331401824951172" calcext:value-type="float">
            <text:p>3.31401824951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000264644622802734" calcext:value-type="float">
            <text:p>2.64644622802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0000178813934326172" calcext:value-type="float">
            <text:p>1.788139343261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.0000181198120117187" calcext:value-type="float">
            <text:p>1.811981201171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0412464141845703" calcext:value-type="float">
            <text:p>4.1246414184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0000326633453369141" calcext:value-type="float">
            <text:p>3.26633453369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.0000183582305908203" calcext:value-type="float">
            <text:p>1.835823059082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.0000278949737548828" calcext:value-type="float">
            <text:p>0.00002789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0000286102294921875" calcext:value-type="float">
            <text:p>2.86102294921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.0000193119049072266" calcext:value-type="float">
            <text:p>1.931190490722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0000326633453369141" calcext:value-type="float">
            <text:p>3.2663345336914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293254852294922" calcext:value-type="float">
            <text:p>2.93254852294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.0000188350677490234" calcext:value-type="float">
            <text:p>1.883506774902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000364780426025391" calcext:value-type="float">
            <text:p>0.000036478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0000400543212890625" calcext:value-type="float">
            <text:p>4.00543212890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.0000276565551757812" calcext:value-type="float">
            <text:p>2.765655517578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0000193119049072266" calcext:value-type="float">
            <text:p>1.931190490722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000030517578125" calcext:value-type="float">
            <text:p>3.051757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0000295639038085937" calcext:value-type="float">
            <text:p>2.956390380859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0000295639038085937" calcext:value-type="float">
            <text:p>2.9563903808593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.0000278949737548828" calcext:value-type="float">
            <text:p>0.00002789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.0000193119049072266" calcext:value-type="float">
            <text:p>1.931190490722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0000193119049072266" calcext:value-type="float">
            <text:p>1.931190490722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.0000193119049072266" calcext:value-type="float">
            <text:p>1.931190490722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.0000193119049072266" calcext:value-type="float">
            <text:p>1.931190490722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0000193119049072266" calcext:value-type="float">
            <text:p>1.931190490722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0000195503234863281" calcext:value-type="float">
            <text:p>1.955032348632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0000195503234863281" calcext:value-type="float">
            <text:p>1.955032348632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0000195503234863281" calcext:value-type="float">
            <text:p>1.955032348632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0000677108764648437" calcext:value-type="float">
            <text:p>6.77108764648437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0000195503234863281" calcext:value-type="float">
            <text:p>1.955032348632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0000286102294921875" calcext:value-type="float">
            <text:p>2.86102294921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0000197887420654297" calcext:value-type="float">
            <text:p>1.9788742065429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000202655792236328" calcext:value-type="float">
            <text:p>2.0265579223632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000205039978027344" calcext:value-type="float">
            <text:p>0.00002050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000207424163818359" calcext:value-type="float">
            <text:p>2.0742416381835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0000209808349609375" calcext:value-type="float">
            <text:p>2.0980834960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0000212192535400391" calcext:value-type="float">
            <text:p>2.121925354003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0000214576721191406" calcext:value-type="float">
            <text:p>2.1457672119140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.00003814697265625" calcext:value-type="float">
            <text:p>0.00003814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0000216960906982422" calcext:value-type="float">
            <text:p>2.169609069824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.0000319480895996094" calcext:value-type="float">
            <text:p>3.19480895996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.000030517578125" calcext:value-type="float">
            <text:p>3.051757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.0000309944152832031" calcext:value-type="float">
            <text:p>3.0994415283203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.0000312328338623047" calcext:value-type="float">
            <text:p>3.123283386230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0000441074371337891" calcext:value-type="float">
            <text:p>4.4107437133789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.0000219345092773437" calcext:value-type="float">
            <text:p>2.1934509277343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.0000379085540771484" calcext:value-type="float">
            <text:p>3.79085540771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0000221729278564453" calcext:value-type="float">
            <text:p>2.2172927856445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.0000224113464355469" calcext:value-type="float">
            <text:p>2.2411346435546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.0000402927398681641" calcext:value-type="float">
            <text:p>4.0292739868164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0000226497650146484" calcext:value-type="float">
            <text:p>2.2649765014648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0000319480895996094" calcext:value-type="float">
            <text:p>3.194808959960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0000393390655517578" calcext:value-type="float">
            <text:p>3.93390655517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.0000231266021728516" calcext:value-type="float">
            <text:p>2.3126602172851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.0000233650207519531" calcext:value-type="float">
            <text:p>0.00002336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.0000236034393310547" calcext:value-type="float">
            <text:p>2.3603439331054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.0000264644622802734" calcext:value-type="float">
            <text:p>2.64644622802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.0000238418579101562" calcext:value-type="float">
            <text:p>2.3841857910156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.0000407695770263672" calcext:value-type="float">
            <text:p>4.07695770263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0000240802764892578" calcext:value-type="float">
            <text:p>2.4080276489257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0000243186950683594" calcext:value-type="float">
            <text:p>2.4318695068359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.0000245571136474609" calcext:value-type="float">
            <text:p>2.4557113647460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.0000410079956054688" calcext:value-type="float">
            <text:p>0.000041008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.0000247955322265625" calcext:value-type="float">
            <text:p>2.479553222656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.0000424385070800781" calcext:value-type="float">
            <text:p>4.2438507080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0000250339508056641" calcext:value-type="float">
            <text:p>0.00002503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.0000252723693847656" calcext:value-type="float">
            <text:p>2.52723693847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.0000255107879638672" calcext:value-type="float">
            <text:p>2.5510787963867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.0000412464141845703" calcext:value-type="float">
            <text:p>4.1246414184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.0000257492065429687" calcext:value-type="float">
            <text:p>2.57492065429687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.0000259876251220703" calcext:value-type="float">
            <text:p>2.59876251220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6:09:01.156376842</dc:date>
    <meta:editing-duration>PT1M54S</meta:editing-duration>
    <meta:editing-cycles>1</meta:editing-cycles>
    <meta:document-statistic meta:table-count="1" meta:cell-count="10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23cm" svg:height="15.068cm" xlink:href=".." xlink:type="simple" chart:class="chart:line" chart:style-name="ch1">
        <chart:title svg:x="8.545cm" svg:y="0.437cm" chart:style-name="ch2">
          <text:p>list vs dict lookup</text:p>
        </chart:title>
        <chart:legend chart:legend-position="end" svg:x="16.998cm" svg:y="6.737cm" style:legend-expansion="high" chart:style-name="ch3"/>
        <chart:plot-area chart:style-name="ch4" table:cell-range-address="list_vs_Dict_csv_2500.A1:list_vs_Dict_csv_2500.D2500" chart:data-source-has-labels="both" svg:x="1.425cm" svg:y="1.517cm" svg:width="15.159cm" svg:height="12.269cm">
          <chartooo:coordinate-region svg:x="2.893cm" svg:y="1.517cm" svg:width="13.691cm" svg:height="11.015cm"/>
          <chart:axis chart:dimension="x" chart:name="primary-x" chart:style-name="ch5" chartooo:axis-type="auto">
            <chartooo:date-scale/>
            <chart:title svg:x="7.835cm" svg:y="14.087cm" chart:style-name="ch6">
              <text:p>Entry Searched</text:p>
            </chart:title>
            <chart:categories table:cell-range-address="list_vs_Dict_csv_2500.A1:list_vs_Dict_csv_2500.A2500"/>
          </chart:axis>
          <chart:axis chart:dimension="y" chart:name="primary-y" chart:style-name="ch5">
            <chart:title svg:x="0.451cm" svg:y="8.502cm" chart:style-name="ch7">
              <text:p>Time Taken</text:p>
            </chart:title>
            <chart:grid chart:style-name="ch8" chart:class="major"/>
          </chart:axis>
          <chart:series chart:style-name="ch9" chart:values-cell-range-address="list_vs_Dict_csv_2500.B1:list_vs_Dict_csv_2500.B2500" loext:label-string="listlookup" chart:class="chart:line">
            <chart:data-point chart:repeated="2500"/>
          </chart:series>
          <chart:series chart:style-name="ch10" chart:values-cell-range-address="list_vs_Dict_csv_2500.C1:list_vs_Dict_csv_2500.C2500" loext:label-string="dictkeylookup" chart:class="chart:line">
            <chart:data-point chart:repeated="2500"/>
          </chart:series>
          <chart:series chart:style-name="ch11" chart:values-cell-range-address="list_vs_Dict_csv_2500.D1:list_vs_Dict_csv_2500.D2500" loext:label-string="dictvaluelookup" chart:class="chart:line">
            <chart:data-point chart:repeated="2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lookup</text:p>
              </table:table-cell>
              <table:table-cell office:value-type="string">
                <text:p>dictkeylookup</text:p>
              </table:table-cell>
              <table:table-cell office:value-type="string">
                <text:p>dictvaluelooku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st_vs_Dict_csv_2500.A1:list_vs_Dict_csv_2500.A2500</svg:desc>
                </draw:g>
              </table:table-cell>
              <table:table-cell office:value-type="float" office:value="0.00000119209289550781">
                <text:p>0.00000119209289550781</text:p>
                <draw:g>
                  <svg:desc>list_vs_Dict_csv_2500.B1:list_vs_Dict_csv_2500.B2500</svg:desc>
                </draw:g>
              </table:table-cell>
              <table:table-cell office:value-type="float" office:value="0.000000476837158203125">
                <text:p>0.000000476837158203125</text:p>
                <draw:g>
                  <svg:desc>list_vs_Dict_csv_2500.C1:list_vs_Dict_csv_2500.C2500</svg:desc>
                </draw:g>
              </table:table-cell>
              <table:table-cell office:value-type="float" office:value="0.000000238418579101562">
                <text:p>0.000000238418579101562</text:p>
                <draw:g>
                  <svg:desc>list_vs_Dict_csv_2500.D1:list_vs_Dict_csv_2500.D25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8">
                <text:p>1438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3">
                <text:p>1503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5">
                <text:p>1505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4">
                <text:p>1514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4">
                <text:p>1524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4">
                <text:p>1534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5">
                <text:p>1545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4">
                <text:p>1554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5">
                <text:p>1555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6">
                <text:p>1556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8">
                <text:p>1558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2">
                <text:p>1562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3">
                <text:p>1563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4">
                <text:p>1564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9">
                <text:p>1569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2">
                <text:p>1572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3">
                <text:p>1573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4">
                <text:p>1574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2">
                <text:p>1582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6">
                <text:p>1586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9">
                <text:p>1589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3">
                <text:p>1593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4">
                <text:p>1594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5">
                <text:p>1595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6">
                <text:p>1596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8">
                <text:p>1598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2">
                <text:p>1602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4">
                <text:p>1604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5">
                <text:p>1605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6">
                <text:p>1606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5">
                <text:p>1615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7">
                <text:p>1617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6">
                <text:p>1626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8">
                <text:p>1628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9">
                <text:p>1629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1">
                <text:p>1631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3">
                <text:p>1633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4">
                <text:p>1634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6">
                <text:p>1636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38">
                <text:p>1638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">
                <text:p>1639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2">
                <text:p>1642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4">
                <text:p>1644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5">
                <text:p>1645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6">
                <text:p>1646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9">
                <text:p>1649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2">
                <text:p>1652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5">
                <text:p>1655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8">
                <text:p>1658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59">
                <text:p>1659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2">
                <text:p>1662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5">
                <text:p>1665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6">
                <text:p>1666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8">
                <text:p>1668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3">
                <text:p>1673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4">
                <text:p>1674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6">
                <text:p>1676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8">
                <text:p>1678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9">
                <text:p>1679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4">
                <text:p>1684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89">
                <text:p>1689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2">
                <text:p>1692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4">
                <text:p>1694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5">
                <text:p>1695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8">
                <text:p>1698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2">
                <text:p>1702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3">
                <text:p>1703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5">
                <text:p>1705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6">
                <text:p>1706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07">
                <text:p>1707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8">
                <text:p>1708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1">
                <text:p>1711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3">
                <text:p>1713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4">
                <text:p>1714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5">
                <text:p>1715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6">
                <text:p>1716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7">
                <text:p>1717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8">
                <text:p>1718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9">
                <text:p>1719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2">
                <text:p>1722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4">
                <text:p>1724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5">
                <text:p>1725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6">
                <text:p>1726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7">
                <text:p>1727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9">
                <text:p>1729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1">
                <text:p>1731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2">
                <text:p>1732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3">
                <text:p>1733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4">
                <text:p>1734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5">
                <text:p>1735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7">
                <text:p>1737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8">
                <text:p>1738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9">
                <text:p>1739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2">
                <text:p>1742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3">
                <text:p>1743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5">
                <text:p>1745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6">
                <text:p>1746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8">
                <text:p>1748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9">
                <text:p>1749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4">
                <text:p>1754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5">
                <text:p>1755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6">
                <text:p>1756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7">
                <text:p>1757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69">
                <text:p>1769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5">
                <text:p>1785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9">
                <text:p>1799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3">
                <text:p>1813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715255737304688">
                <text:p>0.000000715255737304688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0.0000677108764648437">
                <text:p>0.000067710876464843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2">
                <text:p>2042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3">
                <text:p>2043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4">
                <text:p>2044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5">
                <text:p>2045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6">
                <text:p>2046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7">
                <text:p>2047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1">
                <text:p>2051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2">
                <text:p>2052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3">
                <text:p>2053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4">
                <text:p>2054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5">
                <text:p>2055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6">
                <text:p>2056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7">
                <text:p>2057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58">
                <text:p>2058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9">
                <text:p>2059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1">
                <text:p>2061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2">
                <text:p>2062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3">
                <text:p>2063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4">
                <text:p>2064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5">
                <text:p>2065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6">
                <text:p>2066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7">
                <text:p>2067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8">
                <text:p>2068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9">
                <text:p>2069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1">
                <text:p>2071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2">
                <text:p>2072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3">
                <text:p>2073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4">
                <text:p>2074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5">
                <text:p>2075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6">
                <text:p>2076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7">
                <text:p>2077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8">
                <text:p>2078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9">
                <text:p>2079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1">
                <text:p>2081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2">
                <text:p>2082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3">
                <text:p>2083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4">
                <text:p>2084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5">
                <text:p>2085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6">
                <text:p>2086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7">
                <text:p>2087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8">
                <text:p>2088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9">
                <text:p>2089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1">
                <text:p>2091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2">
                <text:p>2092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3">
                <text:p>2093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4">
                <text:p>2094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5">
                <text:p>2095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6">
                <text:p>2096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7">
                <text:p>2097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8">
                <text:p>2098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9">
                <text:p>2099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02">
                <text:p>2102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03">
                <text:p>2103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04">
                <text:p>2104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5">
                <text:p>2105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06">
                <text:p>2106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07">
                <text:p>2107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8">
                <text:p>2108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09">
                <text:p>2109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1">
                <text:p>2111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2">
                <text:p>2112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3">
                <text:p>2113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4">
                <text:p>2114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5">
                <text:p>2115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7">
                <text:p>2117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8">
                <text:p>2118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9">
                <text:p>2119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1">
                <text:p>2121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2">
                <text:p>2122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3">
                <text:p>2123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4">
                <text:p>2124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5">
                <text:p>2125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6">
                <text:p>2126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7">
                <text:p>2127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8">
                <text:p>2128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29">
                <text:p>2129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1">
                <text:p>2131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2">
                <text:p>2132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3">
                <text:p>2133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4">
                <text:p>2134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5">
                <text:p>2135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6">
                <text:p>2136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7">
                <text:p>2137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8">
                <text:p>2138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9">
                <text:p>2139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1">
                <text:p>2141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2">
                <text:p>2142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3">
                <text:p>2143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4">
                <text:p>2144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5">
                <text:p>2145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6">
                <text:p>2146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7">
                <text:p>2147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8">
                <text:p>2148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49">
                <text:p>2149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1">
                <text:p>2151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2">
                <text:p>2152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3">
                <text:p>2153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4">
                <text:p>2154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5">
                <text:p>2155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6">
                <text:p>2156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7">
                <text:p>2157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8">
                <text:p>2158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9">
                <text:p>2159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1">
                <text:p>2161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2">
                <text:p>2162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3">
                <text:p>2163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4">
                <text:p>2164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5">
                <text:p>2165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6">
                <text:p>2166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7">
                <text:p>2167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8">
                <text:p>2168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9">
                <text:p>2169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1">
                <text:p>2171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2">
                <text:p>2172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3">
                <text:p>2173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4">
                <text:p>2174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5">
                <text:p>2175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6">
                <text:p>2176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7">
                <text:p>2177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8">
                <text:p>2178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9">
                <text:p>2179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1">
                <text:p>2181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2">
                <text:p>2182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3">
                <text:p>2183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4">
                <text:p>2184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5">
                <text:p>2185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6">
                <text:p>2186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7">
                <text:p>2187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8">
                <text:p>2188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9">
                <text:p>2189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1">
                <text:p>2191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2">
                <text:p>2192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3">
                <text:p>2193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4">
                <text:p>2194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5">
                <text:p>2195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6">
                <text:p>2196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7">
                <text:p>2197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8">
                <text:p>2198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9">
                <text:p>2199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2">
                <text:p>2202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3">
                <text:p>2203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4">
                <text:p>2204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5">
                <text:p>2205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6">
                <text:p>2206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7">
                <text:p>2207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8">
                <text:p>2208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2">
                <text:p>2212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3">
                <text:p>2213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4">
                <text:p>2214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5">
                <text:p>2215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6">
                <text:p>2216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7">
                <text:p>2217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8">
                <text:p>2218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9">
                <text:p>2219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1">
                <text:p>2221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2">
                <text:p>2222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3">
                <text:p>2223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4">
                <text:p>2224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5">
                <text:p>2225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6">
                <text:p>2226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7">
                <text:p>2227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28">
                <text:p>2228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9">
                <text:p>2229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1">
                <text:p>2231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2">
                <text:p>2232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3">
                <text:p>2233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4">
                <text:p>2234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5">
                <text:p>2235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6">
                <text:p>2236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7">
                <text:p>2237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8">
                <text:p>2238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9">
                <text:p>2239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1">
                <text:p>2241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2">
                <text:p>2242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3">
                <text:p>2243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4">
                <text:p>2244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5">
                <text:p>2245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6">
                <text:p>2246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7">
                <text:p>2247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8">
                <text:p>2248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9">
                <text:p>2249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1">
                <text:p>2251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2">
                <text:p>2252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3">
                <text:p>2253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4">
                <text:p>2254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5">
                <text:p>2255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6">
                <text:p>2256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7">
                <text:p>2257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8">
                <text:p>2258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9">
                <text:p>2259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1">
                <text:p>2261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2">
                <text:p>2262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3">
                <text:p>2263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4">
                <text:p>2264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5">
                <text:p>2265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6">
                <text:p>2266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7">
                <text:p>2267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8">
                <text:p>2268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9">
                <text:p>2269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1">
                <text:p>2271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2">
                <text:p>2272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3">
                <text:p>2273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4">
                <text:p>2274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5">
                <text:p>2275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6">
                <text:p>2276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7">
                <text:p>2277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78">
                <text:p>2278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9">
                <text:p>2279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1">
                <text:p>2281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2">
                <text:p>2282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3">
                <text:p>2283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4">
                <text:p>2284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5">
                <text:p>2285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6">
                <text:p>2286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7">
                <text:p>2287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8">
                <text:p>2288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9">
                <text:p>2289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1">
                <text:p>2291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2">
                <text:p>2292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3">
                <text:p>2293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4">
                <text:p>2294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5">
                <text:p>2295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6">
                <text:p>2296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7">
                <text:p>2297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8">
                <text:p>2298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9">
                <text:p>2299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2">
                <text:p>2302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3">
                <text:p>2303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5">
                <text:p>2305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6">
                <text:p>2306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7">
                <text:p>2307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08">
                <text:p>2308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9">
                <text:p>2309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1">
                <text:p>2311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2">
                <text:p>2312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3">
                <text:p>2313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4">
                <text:p>2314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5">
                <text:p>2315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6">
                <text:p>2316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7">
                <text:p>2317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8">
                <text:p>2318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9">
                <text:p>2319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1">
                <text:p>2321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2">
                <text:p>2322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3">
                <text:p>2323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4">
                <text:p>2324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5">
                <text:p>2325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6">
                <text:p>2326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7">
                <text:p>2327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8">
                <text:p>2328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9">
                <text:p>2329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1">
                <text:p>2331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2">
                <text:p>2332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3">
                <text:p>2333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4">
                <text:p>2334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5">
                <text:p>2335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6">
                <text:p>2336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7">
                <text:p>2337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8">
                <text:p>2338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9">
                <text:p>2339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1">
                <text:p>2341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2">
                <text:p>2342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3">
                <text:p>2343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4">
                <text:p>2344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5">
                <text:p>2345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6">
                <text:p>2346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7">
                <text:p>2347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8">
                <text:p>2348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9">
                <text:p>2349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1">
                <text:p>2351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2">
                <text:p>2352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3">
                <text:p>2353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4">
                <text:p>2354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5">
                <text:p>2355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6">
                <text:p>2356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7">
                <text:p>2357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8">
                <text:p>2358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9">
                <text:p>2359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1">
                <text:p>2361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2">
                <text:p>2362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3">
                <text:p>2363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4">
                <text:p>2364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5">
                <text:p>2365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6">
                <text:p>2366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7">
                <text:p>2367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8">
                <text:p>2368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9">
                <text:p>2369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1">
                <text:p>2371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2">
                <text:p>2372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3">
                <text:p>2373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4">
                <text:p>2374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5">
                <text:p>2375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6">
                <text:p>2376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7">
                <text:p>2377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8">
                <text:p>2378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9">
                <text:p>2379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1">
                <text:p>2381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2">
                <text:p>2382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3">
                <text:p>2383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4">
                <text:p>2384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5">
                <text:p>2385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6">
                <text:p>2386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7">
                <text:p>2387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8">
                <text:p>2388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9">
                <text:p>2389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1">
                <text:p>2391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2">
                <text:p>2392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3">
                <text:p>2393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4">
                <text:p>2394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5">
                <text:p>2395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6">
                <text:p>2396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7">
                <text:p>2397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8">
                <text:p>2398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9">
                <text:p>2399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2">
                <text:p>2402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3">
                <text:p>2403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4">
                <text:p>2404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5">
                <text:p>2405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6">
                <text:p>2406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7">
                <text:p>2407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8">
                <text:p>2408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9">
                <text:p>2409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1">
                <text:p>2411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2">
                <text:p>2412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3">
                <text:p>2413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4">
                <text:p>2414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5">
                <text:p>2415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6">
                <text:p>2416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7">
                <text:p>2417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8">
                <text:p>2418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9">
                <text:p>2419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1">
                <text:p>2421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2">
                <text:p>2422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3">
                <text:p>2423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4">
                <text:p>2424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5">
                <text:p>2425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6">
                <text:p>2426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7">
                <text:p>2427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8">
                <text:p>2428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9">
                <text:p>2429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1">
                <text:p>2431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2">
                <text:p>2432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3">
                <text:p>2433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4">
                <text:p>2434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5">
                <text:p>2435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6">
                <text:p>2436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7">
                <text:p>2437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8">
                <text:p>2438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9">
                <text:p>2439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1">
                <text:p>2441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2">
                <text:p>2442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3">
                <text:p>2443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4">
                <text:p>2444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5">
                <text:p>2445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6">
                <text:p>2446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7">
                <text:p>2447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8">
                <text:p>2448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9">
                <text:p>2449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1">
                <text:p>2451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2">
                <text:p>2452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3">
                <text:p>2453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4">
                <text:p>2454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5">
                <text:p>2455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6">
                <text:p>2456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7">
                <text:p>2457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8">
                <text:p>2458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9">
                <text:p>2459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1">
                <text:p>2461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2">
                <text:p>2462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3">
                <text:p>2463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4">
                <text:p>2464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5">
                <text:p>2465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6">
                <text:p>2466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7">
                <text:p>2467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8">
                <text:p>2468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9">
                <text:p>2469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1">
                <text:p>2471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2">
                <text:p>2472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3">
                <text:p>2473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4">
                <text:p>2474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5">
                <text:p>2475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6">
                <text:p>2476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7">
                <text:p>2477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8">
                <text:p>2478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9">
                <text:p>2479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1">
                <text:p>2481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2">
                <text:p>2482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3">
                <text:p>2483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4">
                <text:p>2484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5">
                <text:p>2485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6">
                <text:p>2486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7">
                <text:p>2487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9">
                <text:p>2489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1">
                <text:p>2491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2">
                <text:p>2492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3">
                <text:p>2493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4">
                <text:p>2494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5">
                <text:p>2495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6">
                <text:p>2496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7">
                <text:p>2497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8">
                <text:p>2498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99">
                <text:p>2499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